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49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89.3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 Regular"/>
    </style:style>
    <style:style style:name="T2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 Regular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Demo</text:p>
          </table:table-cell>
          <table:table-cell office:value-type="string" calcext:value-type="string">
            <text:p>User Name</text:p>
          </table:table-cell>
          <table:table-cell office:value-type="string" calcext:value-type="string">
            <text:p>Psw</text:p>
          </table:table-cell>
          <table:table-cell table:style-name="Default" office:value-type="string" calcext:value-type="string">
            <text:p>Ftp</text:p>
          </table:table-cell>
        </table:table-row>
        <table:table-row table:style-name="ro2">
          <table:table-cell table:style-name="ce1" office:value-type="string" calcext:value-type="string">
            <text:p> Demo Admin :- <text:a xlink:href="https://demoboutiquemags.ebusinessguru.net/admin483" xlink:type="simple">https://demoboutiquemags.ebusinessguru.net/admin483</text:a></text:p>
          </table:table-cell>
          <table:table-cell table:style-name="ce1" office:value-type="string" calcext:value-type="string">
            <text:p>ebusines</text:p>
          </table:table-cell>
          <table:table-cell table:style-name="ce1" office:value-type="string" calcext:value-type="string">
            <text:p>Y=6U-tE,ecGb</text:p>
          </table:table-cell>
          <table:table-cell office:value-type="string" calcext:value-type="string">
            <text:p>Username : demoboutiquemags <text:s text:c="35"/>Password <text:s/>: RkYZRn6A3A1hFA3 <text:s text:c="41"/>Host <text:s text:c="9"/>: 3.8.81.150</text:p>
          </table:table-cell>
        </table:table-row>
        <table:table-row table:style-name="ro1">
          <table:table-cell table:style-name="ce1" office:value-type="string" calcext:value-type="string">
            <text:p>Demo :- <text:a xlink:href="https://demoboutiquemags.ebusinessguru.net/" xlink:type="simple">https://demoboutiquemags.ebusinessguru.net</text:a>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<text:span text:style-name="T1">Live :- </text:span><text:span text:style-name="T1"><text:a xlink:href="https://www.boutiquemags.com/" xlink:type="simple"> </text:a></text:span><text:span text:style-name="T1"><text:a xlink:href="https://www.boutiquemags.com/" xlink:type="simple"> </text:a></text:span><text:span text:style-name="T2"><text:a xlink:href="https://www.boutiquemags.com/" xlink:type="simple">https://www.boutiquemags.com</text:a>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Demo =&gt; <text:a xlink:href="http://m23.jamaligarden.com/" xlink:type="simple">http://m23.jamaligarden.com</text:a>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Demo Admin =&gt; <text:a xlink:href="https://m23.jamaligarden.com/admin483" xlink:type="simple">https://m23.jamaligarden.com/admin483</text:a></text:p>
          </table:table-cell>
          <table:table-cell office:value-type="string" calcext:value-type="string">
            <text:p>ebusines</text:p>
          </table:table-cell>
          <table:table-cell office:value-type="string" calcext:value-type="string">
            <text:p>D"?vzJn[4:Kr</text:p>
          </table:table-cell>
          <table:table-cell office:value-type="string" calcext:value-type="string">
            <text:p>Username : m23 <text:s text:c="58"/>Password <text:s/>: LywNuWTfBzBs6MUz <text:s text:c="41"/>Host <text:s text:c="9"/>: 5.189.145.212</text:p>
          </table:table-cell>
        </table:table-row>
        <table:table-row table:style-name="ro2">
          <table:table-cell office:value-type="string" calcext:value-type="string">
            <text:p>Live Url =&gt; <text:a xlink:href="https://www.andytools.co.uk/" xlink:type="simple">https://www.andytools.co.uk</text:a> </text:p>
          </table:table-cell>
          <table:table-cell table:number-columns-repeated="2"/>
          <table:table-cell office:value-type="string" calcext:value-type="string">
            <text:p>Username : andytoolsco <text:s text:c="55"/>Password <text:s/>: gAdp2*6=Zt <text:s text:c="44"/>Host <text:s text:c="9"/>: 173.249.8.53</text:p>
          </table:table-cell>
        </table:table-row>
        <table:table-row table:style-name="ro1">
          <table:table-cell office:value-type="string" calcext:value-type="string">
            <text:p>Live Admin url =&gt; <text:a xlink:href="https://www.andytools.co.uk/admin483" xlink:type="simple">https://www.andytools.co.uk/admin483</text:a></text:p>
          </table:table-cell>
          <table:table-cell table:style-name="ce1" office:value-type="string" calcext:value-type="string">
            <text:p>ebusines</text:p>
          </table:table-cell>
          <table:table-cell table:style-name="ce1" office:value-type="string" calcext:value-type="string">
            <text:p>Y=6U-tE,ecGb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3">
          <table:table-cell office:value-type="string" calcext:value-type="string">
            <text:p>andytools demo letest</text:p>
          </table:table-cell>
          <table:table-cell table:number-columns-repeated="2"/>
          <table:table-cell office:value-type="string" calcext:value-type="string">
            <text:p>Username : m2                                                              Password  : <text:a xlink:href="mailto:eBg@1234" xlink:type="simple">eBg@1234</text:a>                                               Host          : 5.189.145.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 style:data-style-name="N2" text:time-value="14:53:01.888290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1T10:14:59.046579574</meta:creation-date>
    <meta:generator>LibreOffice/6.0.7.3$Linux_X86_64 LibreOffice_project/00m0$Build-3</meta:generator>
    <dc:date>2023-02-10T15:23:24.430198190</dc:date>
    <meta:editing-duration>PT5H14M11S</meta:editing-duration>
    <meta:editing-cycles>6</meta:editing-cycles>
    <meta:document-statistic meta:table-count="1" meta:cell-count="22" meta:object-count="0"/>
  </office:meta>
</office:document-meta>
</file>